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C00000158921A73F1.png"/>
  <manifest:file-entry manifest:media-type="image/png" manifest:full-path="Pictures/1000000000000226000000866C72041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12.1cm" svg:height="2.1cm" svg:x="5.7cm" svg:y="3.4cm">
          <text:p/>
        </draw:rect>
        <draw:rect draw:style-name="gr1" draw:text-style-name="P1" draw:layer="layout" svg:width="3.2cm" svg:height="1.1cm" svg:x="1.8cm" svg:y="3.8cm">
          <text:p text:style-name="P1">机器学习</text:p>
        </draw:rect>
        <draw:frame draw:style-name="gr2" draw:layer="layout" svg:width="11.559cm" svg:height="0.964cm" svg:x="3.441cm" svg:y="1.4cm">
          <draw:text-box>
            <text:p>https://zhuanlan.zhihu.com/p/30507812</text:p>
          </draw:text-box>
        </draw:frame>
        <draw:rect draw:style-name="gr1" draw:text-style-name="P1" draw:layer="layout" svg:width="3.2cm" svg:height="1.1cm" svg:x="6.1cm" svg:y="3.9cm">
          <text:p text:style-name="P1">任务T</text:p>
        </draw:rect>
        <draw:rect draw:style-name="gr1" draw:text-style-name="P1" draw:layer="layout" svg:width="3.2cm" svg:height="1.1cm" svg:x="10.6cm" svg:y="5.9cm">
          <text:p text:style-name="P1">数据</text:p>
        </draw:rect>
        <draw:rect draw:style-name="gr1" draw:text-style-name="P1" draw:layer="layout" svg:width="3.2cm" svg:height="1.1cm" svg:x="10.5cm" svg:y="4cm">
          <text:p text:style-name="P1">经验E</text:p>
        </draw:rect>
        <draw:rect draw:style-name="gr1" draw:text-style-name="P1" draw:layer="layout" svg:width="3.2cm" svg:height="1.1cm" svg:x="14.2cm" svg:y="3.9cm">
          <text:p text:style-name="P1">效果P</text:p>
        </draw:rect>
        <draw:rect draw:style-name="gr1" draw:text-style-name="P1" draw:layer="layout" svg:width="3.2cm" svg:height="1.1cm" svg:x="2.5cm" svg:y="8.2cm">
          <text:p text:style-name="P1">逻辑回归算法</text:p>
        </draw:rect>
        <draw:rect draw:style-name="gr1" draw:text-style-name="P1" draw:layer="layout" svg:width="3.2cm" svg:height="1.1cm" svg:x="14.6cm" svg:y="5.8cm">
          <text:p text:style-name="P1">正确率</text:p>
        </draw:rect>
        <draw:rect draw:style-name="gr1" draw:text-style-name="P1" draw:layer="layout" svg:width="3.2cm" svg:height="1.1cm" svg:x="8.9cm" svg:y="8.3cm">
          <text:p text:style-name="P1">结果可能有影响的因素</text:p>
        </draw:rect>
        <draw:rect draw:style-name="gr1" draw:text-style-name="P1" draw:layer="layout" svg:width="3.2cm" svg:height="1.1cm" svg:x="15.7cm" svg:y="8.3cm">
          <text:p text:style-name="P1">特征（feature）</text:p>
        </draw:rect>
        <draw:rect draw:style-name="gr1" draw:text-style-name="P1" draw:layer="layout" svg:width="3.2cm" svg:height="1.1cm" svg:x="12.2cm" svg:y="10cm">
          <text:p text:style-name="P1">特征提取不是一件简单的事情</text:p>
        </draw:rect>
        <draw:rect draw:style-name="gr1" draw:text-style-name="P1" draw:layer="layout" svg:width="3.2cm" svg:height="1.1cm" svg:x="2.2cm" svg:y="12cm">
          <text:p text:style-name="P1">深度学习</text:p>
        </draw:rect>
        <draw:rect draw:style-name="gr1" draw:text-style-name="P1" draw:layer="layout" svg:width="3.2cm" svg:height="1.1cm" svg:x="5.7cm" svg:y="18.7cm">
          <text:p text:style-name="P1">特征和任务之间的关联</text:p>
        </draw:rect>
        <draw:rect draw:style-name="gr1" draw:text-style-name="P1" draw:layer="layout" svg:width="3.2cm" svg:height="1.1cm" svg:x="16.1cm" svg:y="20.4cm">
          <text:p text:style-name="P1">核心问题之一</text:p>
        </draw:rect>
        <draw:rect draw:style-name="gr1" draw:text-style-name="P1" draw:layer="layout" svg:width="3.2cm" svg:height="1.1cm" svg:x="1.9cm" svg:y="34.2cm">
          <text:p text:style-name="P1">深层神经网络</text:p>
        </draw:rect>
        <draw:rect draw:style-name="gr3" draw:text-style-name="P1" draw:layer="layout" svg:width="3.2cm" svg:height="1.1cm" svg:x="11.4cm" svg:y="45.3cm">
          <text:p text:style-name="P1">深层神经网络</text:p>
        </draw:rect>
        <draw:rect draw:style-name="gr1" draw:text-style-name="P1" draw:layer="layout" svg:width="3.2cm" svg:height="1.1cm" svg:x="11.2cm" svg:y="47cm">
          <text:p text:style-name="P1">反向传播算法</text:p>
        </draw:rect>
        <draw:frame draw:style-name="gr4" draw:text-style-name="P1" draw:layer="layout" svg:width="14.551cm" svg:height="3.544cm" svg:x="3.228cm" svg:y="14.791cm">
          <draw:image xlink:href="Pictures/1000000000000226000000866C720419.png" xlink:type="simple" xlink:show="embed" xlink:actuate="onLoad">
            <text:p/>
          </draw:image>
        </draw:frame>
        <draw:rect draw:style-name="gr1" draw:text-style-name="P1" draw:layer="layout" svg:width="3.2cm" svg:height="1.1cm" svg:x="7.7cm" svg:y="20.4cm">
          <text:p text:style-name="P1">自动从简单特征中提取更加复杂的特征</text:p>
        </draw:rect>
        <draw:rect draw:style-name="gr3" draw:text-style-name="P1" draw:layer="layout" svg:width="3.2cm" svg:height="1.1cm" svg:x="10.7cm" svg:y="36.9cm">
          <text:p text:style-name="P1">神经网络</text:p>
        </draw:rect>
        <draw:rect draw:style-name="gr1" draw:text-style-name="P1" draw:layer="layout" svg:width="3.2cm" svg:height="1.1cm" svg:x="15.4cm" svg:y="40.9cm">
          <text:p text:style-name="P1">第一个寒冬</text:p>
        </draw:rect>
        <draw:rect draw:style-name="gr1" draw:text-style-name="P1" draw:layer="layout" svg:width="3.2cm" svg:height="1.1cm" svg:x="10.1cm" svg:y="60.2cm">
          <text:p text:style-name="P1">图像分类</text:p>
        </draw:rect>
        <draw:rect draw:style-name="gr1" draw:text-style-name="P1" draw:layer="layout" svg:width="3.2cm" svg:height="1.1cm" svg:x="10.1cm" svg:y="62.2cm">
          <text:p text:style-name="P1">物体识别</text:p>
        </draw:rect>
        <draw:rect draw:style-name="gr1" draw:text-style-name="P1" draw:layer="layout" svg:width="3.2cm" svg:height="1.1cm" svg:x="4.7cm" svg:y="36.9cm">
          <text:p text:style-name="P1">1943年</text:p>
        </draw:rect>
        <draw:rect draw:style-name="gr1" draw:text-style-name="P1" draw:layer="layout" svg:width="3.2cm" svg:height="1.1cm" svg:x="15.3cm" svg:y="36.8cm">
          <text:p text:style-name="P1">感知机</text:p>
        </draw:rect>
        <draw:rect draw:style-name="gr1" draw:text-style-name="P1" draw:layer="layout" svg:width="3.2cm" svg:height="1.1cm" svg:x="7.2cm" svg:y="39.7cm">
          <text:p text:style-name="P1">无法解决线性不可分问题</text:p>
        </draw:rect>
        <draw:rect draw:style-name="gr1" draw:text-style-name="P1" draw:layer="layout" svg:width="3.2cm" svg:height="1.1cm" svg:x="4.6cm" svg:y="45.5cm">
          <text:p text:style-name="P1">20世纪80年代</text:p>
        </draw:rect>
        <draw:rect draw:style-name="gr1" draw:text-style-name="P1" draw:layer="layout" svg:width="3.2cm" svg:height="1.1cm" svg:x="6.7cm" svg:y="41.9cm">
          <text:p text:style-name="P1">神经网络所需要的计算量太大</text:p>
        </draw:rect>
        <draw:rect draw:style-name="gr1" draw:text-style-name="P1" draw:layer="layout" svg:width="3.2cm" svg:height="1.1cm" svg:x="15.9cm" svg:y="63cm">
          <text:p text:style-name="P1">人脸识别</text:p>
        </draw:rect>
        <draw:rect draw:style-name="gr1" draw:text-style-name="P1" draw:layer="layout" svg:width="3.2cm" svg:height="1.1cm" svg:x="14.6cm" svg:y="50.6cm">
          <text:p text:style-name="P1">支持向量机为主的传统机器学习算法</text:p>
        </draw:rect>
        <draw:rect draw:style-name="gr1" draw:text-style-name="P1" draw:layer="layout" svg:width="3.2cm" svg:height="1.1cm" svg:x="15.6cm" svg:y="52.4cm">
          <text:p text:style-name="P1">传统机器学习算法超越了神经网络的精确度</text:p>
        </draw:rect>
        <draw:rect draw:style-name="gr1" draw:text-style-name="P1" draw:layer="layout" svg:width="3.2cm" svg:height="1.1cm" svg:x="4.7cm" svg:y="51.8cm">
          <text:p text:style-name="P1">90年代中期</text:p>
        </draw:rect>
        <draw:rect draw:style-name="gr1" draw:text-style-name="P1" draw:layer="layout" svg:width="3.2cm" svg:height="1.1cm" svg:x="26.5cm" svg:y="51.2cm">
          <text:p text:style-name="P1">再次进入寒冬</text:p>
        </draw:rect>
        <draw:frame draw:style-name="gr4" draw:text-style-name="P1" draw:layer="layout" svg:width="10.9cm" svg:height="9.101cm" svg:x="9.48cm" svg:y="23.797cm">
          <draw:image xlink:href="Pictures/100000000000019C00000158921A73F1.png" xlink:type="simple" xlink:show="embed" xlink:actuate="onLoad">
            <text:p/>
          </draw:image>
        </draw:frame>
        <draw:rect draw:style-name="gr1" draw:text-style-name="P1" draw:layer="layout" svg:width="3.2cm" svg:height="1.1cm" svg:x="21.5cm" svg:y="64.1cm">
          <text:p text:style-name="P1">自动美颜</text:p>
        </draw:rect>
        <draw:rect draw:style-name="gr1" draw:text-style-name="P1" draw:layer="layout" svg:width="3.2cm" svg:height="1.1cm" svg:x="10cm" svg:y="65.7cm">
          <text:p text:style-name="P1">语音识别</text:p>
        </draw:rect>
        <draw:rect draw:style-name="gr3" draw:text-style-name="P1" draw:layer="layout" svg:width="3.2cm" svg:height="1.1cm" svg:x="4cm" svg:y="71.8cm">
          <text:p text:style-name="P1">TensorFlow</text:p>
        </draw:rect>
        <draw:rect draw:style-name="gr1" draw:text-style-name="P1" draw:layer="layout" svg:width="3.2cm" svg:height="1.1cm" svg:x="4.4cm" svg:y="56.2cm">
          <text:p text:style-name="P1">2012年</text:p>
        </draw:rect>
        <draw:rect draw:style-name="gr1" draw:text-style-name="P1" draw:layer="layout" svg:width="3.2cm" svg:height="1.1cm" svg:x="11.6cm" svg:y="56.3cm">
          <text:p text:style-name="P1">深度学习算法AlexNet</text:p>
        </draw:rect>
        <draw:rect draw:style-name="gr1" draw:text-style-name="P1" draw:layer="layout" svg:width="3.2cm" svg:height="1.1cm" svg:x="26cm" svg:y="56.5cm">
          <text:p text:style-name="P1">ILSVRC（ImageNet Large Scale Visual Recognition Challenge）冠军</text:p>
        </draw:rect>
        <draw:rect draw:style-name="gr1" draw:text-style-name="P1" draw:layer="layout" svg:width="3.2cm" svg:height="1.1cm" svg:x="21.6cm" svg:y="62.2cm">
          <text:p text:style-name="P1">相机自动对焦</text:p>
        </draw:rect>
        <draw:rect draw:style-name="gr1" draw:text-style-name="P1" draw:layer="layout" svg:width="3.2cm" svg:height="1.1cm" svg:x="9.9cm" svg:y="68.3cm">
          <text:p text:style-name="P1">自然语言处理</text:p>
        </draw:rect>
        <draw:rect draw:style-name="gr1" draw:text-style-name="P1" draw:layer="layout" svg:width="3.2cm" svg:height="1.1cm" svg:x="15.8cm" svg:y="68.2cm">
          <text:p text:style-name="P1">机器翻译</text:p>
        </draw:rect>
        <draw:rect draw:style-name="gr1" draw:text-style-name="P1" draw:layer="layout" svg:width="3.2cm" svg:height="1.1cm" svg:x="15.89cm" svg:y="61.417cm">
          <text:p text:style-name="P1">无人驾驶车</text:p>
        </draw:rect>
        <draw:rect draw:style-name="gr1" draw:text-style-name="P1" draw:layer="layout" svg:width="3.2cm" svg:height="1.1cm" svg:x="36.3cm" svg:y="73.8cm">
          <text:p/>
        </draw:rect>
        <draw:rect draw:style-name="gr1" draw:text-style-name="P1" draw:layer="layout" svg:width="3.2cm" svg:height="1.1cm" svg:x="36.4cm" svg:y="75.6cm">
          <text:p/>
        </draw:rect>
        <draw:rect draw:style-name="gr1" draw:text-style-name="P1" draw:layer="layout" svg:width="3.2cm" svg:height="1.1cm" svg:x="36.6cm" svg:y="77.8cm">
          <text:p/>
        </draw:rect>
        <draw:rect draw:style-name="gr1" draw:text-style-name="P1" draw:layer="layout" svg:width="3.2cm" svg:height="1.1cm" svg:x="36.7cm" svg:y="80cm">
          <text:p/>
        </draw:rect>
        <draw:rect draw:style-name="gr1" draw:text-style-name="P1" draw:layer="layout" svg:width="3.2cm" svg:height="1.1cm" svg:x="36.8cm" svg:y="81.8cm">
          <text:p/>
        </draw:rect>
        <draw:rect draw:style-name="gr1" draw:text-style-name="P1" draw:layer="layout" svg:width="3.2cm" svg:height="1.1cm" svg:x="11.9cm" svg:y="71.7cm">
          <text:p text:style-name="P1">Google的深度学习框架</text:p>
        </draw:rect>
        <draw:rect draw:style-name="gr1" draw:text-style-name="P1" draw:layer="layout" svg:width="3.2cm" svg:height="1.1cm" svg:x="31.9cm" svg:y="74.1cm">
          <text:p/>
        </draw:rect>
        <draw:rect draw:style-name="gr1" draw:text-style-name="P1" draw:layer="layout" svg:width="3.2cm" svg:height="1.1cm" svg:x="32cm" svg:y="75.9cm">
          <text:p/>
        </draw:rect>
        <draw:rect draw:style-name="gr1" draw:text-style-name="P1" draw:layer="layout" svg:width="3.2cm" svg:height="1.1cm" svg:x="32.2cm" svg:y="78.1cm">
          <text:p/>
        </draw:rect>
        <draw:rect draw:style-name="gr1" draw:text-style-name="P1" draw:layer="layout" svg:width="3.2cm" svg:height="1.1cm" svg:x="32.3cm" svg:y="80.3cm">
          <text:p/>
        </draw:rect>
        <draw:rect draw:style-name="gr1" draw:text-style-name="P1" draw:layer="layout" svg:width="3.2cm" svg:height="1.1cm" svg:x="32.4cm" svg:y="82.1cm">
          <text:p/>
        </draw:rect>
      </draw:page>
      <draw:page draw:name="page2" draw:style-name="dp1" draw:master-page-name="默认">
        <draw:rect draw:style-name="gr1" draw:text-style-name="P1" draw:layer="layout" svg:width="3.2cm" svg:height="1.1cm" svg:x="36.5cm" svg:y="8.7cm">
          <text:p/>
        </draw:rect>
        <draw:rect draw:style-name="gr1" draw:text-style-name="P1" draw:layer="layout" svg:width="3.2cm" svg:height="1.1cm" svg:x="36.6cm" svg:y="10.5cm">
          <text:p/>
        </draw:rect>
        <draw:rect draw:style-name="gr1" draw:text-style-name="P1" draw:layer="layout" svg:width="3.2cm" svg:height="1.1cm" svg:x="36.8cm" svg:y="12.7cm">
          <text:p/>
        </draw:rect>
        <draw:rect draw:style-name="gr1" draw:text-style-name="P1" draw:layer="layout" svg:width="3.2cm" svg:height="1.1cm" svg:x="36.9cm" svg:y="14.9cm">
          <text:p/>
        </draw:rect>
        <draw:rect draw:style-name="gr1" draw:text-style-name="P1" draw:layer="layout" svg:width="3.2cm" svg:height="1.1cm" svg:x="37cm" svg:y="16.7cm">
          <text:p/>
        </draw:rect>
        <draw:rect draw:style-name="gr1" draw:text-style-name="P1" draw:layer="layout" svg:width="3.2cm" svg:height="1.1cm" svg:x="32.1cm" svg:y="9cm">
          <text:p/>
        </draw:rect>
        <draw:rect draw:style-name="gr1" draw:text-style-name="P1" draw:layer="layout" svg:width="3.2cm" svg:height="1.1cm" svg:x="32.2cm" svg:y="10.8cm">
          <text:p/>
        </draw:rect>
        <draw:rect draw:style-name="gr1" draw:text-style-name="P1" draw:layer="layout" svg:width="3.2cm" svg:height="1.1cm" svg:x="32.4cm" svg:y="13cm">
          <text:p/>
        </draw:rect>
        <draw:rect draw:style-name="gr1" draw:text-style-name="P1" draw:layer="layout" svg:width="3.2cm" svg:height="1.1cm" svg:x="32.5cm" svg:y="15.2cm">
          <text:p/>
        </draw:rect>
        <draw:rect draw:style-name="gr1" draw:text-style-name="P1" draw:layer="layout" svg:width="3.2cm" svg:height="1.1cm" svg:x="32.6cm" svg:y="17cm">
          <text:p/>
        </draw:rect>
        <draw:frame draw:style-name="gr2" draw:layer="layout" svg:width="15.014cm" svg:height="0.964cm" svg:x="18.46cm" svg:y="2.277cm">
          <draw:text-box>
            <text:p>https://cloud.tencent.com/developer/article/1673236</text:p>
          </draw:text-box>
        </draw:frame>
        <draw:rect draw:style-name="gr1" draw:text-style-name="P1" draw:layer="layout" svg:width="3.2cm" svg:height="1.1cm" svg:x="46cm" svg:y="5.3cm">
          <text:p/>
        </draw:rect>
        <draw:rect draw:style-name="gr1" draw:text-style-name="P1" draw:layer="layout" svg:width="3.2cm" svg:height="1.1cm" svg:x="46.1cm" svg:y="7.1cm">
          <text:p/>
        </draw:rect>
        <draw:rect draw:style-name="gr1" draw:text-style-name="P1" draw:layer="layout" svg:width="3.2cm" svg:height="1.1cm" svg:x="46.3cm" svg:y="9.3cm">
          <text:p/>
        </draw:rect>
        <draw:rect draw:style-name="gr1" draw:text-style-name="P1" draw:layer="layout" svg:width="3.2cm" svg:height="1.1cm" svg:x="46.4cm" svg:y="11.5cm">
          <text:p/>
        </draw:rect>
        <draw:rect draw:style-name="gr1" draw:text-style-name="P1" draw:layer="layout" svg:width="3.2cm" svg:height="1.1cm" svg:x="46.5cm" svg:y="13.3cm">
          <text:p/>
        </draw:rect>
        <draw:rect draw:style-name="gr1" draw:text-style-name="P1" draw:layer="layout" svg:width="3.2cm" svg:height="1.1cm" svg:x="41.6cm" svg:y="5.6cm">
          <text:p/>
        </draw:rect>
        <draw:rect draw:style-name="gr1" draw:text-style-name="P1" draw:layer="layout" svg:width="3.2cm" svg:height="1.1cm" svg:x="41.7cm" svg:y="7.4cm">
          <text:p/>
        </draw:rect>
        <draw:rect draw:style-name="gr1" draw:text-style-name="P1" draw:layer="layout" svg:width="3.2cm" svg:height="1.1cm" svg:x="41.9cm" svg:y="9.6cm">
          <text:p/>
        </draw:rect>
        <draw:rect draw:style-name="gr1" draw:text-style-name="P1" draw:layer="layout" svg:width="3.2cm" svg:height="1.1cm" svg:x="42cm" svg:y="11.8cm">
          <text:p/>
        </draw:rect>
        <draw:rect draw:style-name="gr1" draw:text-style-name="P1" draw:layer="layout" svg:width="3.2cm" svg:height="1.1cm" svg:x="42.1cm" svg:y="13.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4T09:08:30.32</meta:creation-date>
    <dc:date>2021-12-17T17:52:52.11</dc:date>
    <meta:editing-duration>P3DT8H44M15S</meta:editing-duration>
    <meta:editing-cycles>19</meta:editing-cycles>
    <meta:generator>OpenOffice/4.1.5$Win32 OpenOffice.org_project/415m1$Build-9789</meta:generator>
    <meta:document-statistic meta:object-count="77"/>
  </office:meta>
</office:document-meta>
</file>